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P2" style:family="paragraph" style:parent-style-name="Heading_20_2">
      <style:text-properties fo:color="#729fcf" loext:opacity="100%" fo:font-size="11pt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Text_20_body" style:list-style-name="L1">
      <style:text-properties fo:font-size="11pt" style:font-size-asian="11pt" style:font-size-complex="11pt"/>
    </style:style>
    <style:style style:name="P5" style:family="paragraph" style:parent-style-name="Text_20_body" style:list-style-name="L2">
      <style:text-properties fo:font-size="11pt" style:font-size-asian="11pt" style:font-size-complex="11pt"/>
    </style:style>
    <style:style style:name="P6" style:family="paragraph" style:parent-style-name="Text_20_body" style:list-style-name="L3">
      <style:text-properties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yllabus</text:h>
      <text:h text:style-name="P2" text:outline-level="2">Week 1 - Introduction to Data Visualization Tools</text:h>
      <text:list xml:id="list4264002120" text:style-name="L1">
        <text:list-item>
          <text:p text:style-name="P4">Introduction to Data Visualization</text:p>
        </text:list-item>
        <text:list-item>
          <text:p text:style-name="P4">Introduction to Matplotlib</text:p>
        </text:list-item>
        <text:list-item>
          <text:p text:style-name="P4">Basic Plotting with Matplotlib</text:p>
        </text:list-item>
        <text:list-item>
          <text:p text:style-name="P4">Dataset on Immigration to Canada</text:p>
        </text:list-item>
        <text:list-item>
          <text:p text:style-name="P4">Line Plots</text:p>
        </text:list-item>
        <text:list-item>
          <text:p text:style-name="P4">Lab: Introduction to Matplotlib and Line Plots</text:p>
        </text:list-item>
        <text:list-item>
          <text:p text:style-name="P4">Quiz: Introduction to Data Visualization Tools</text:p>
        </text:list-item>
      </text:list>
      <text:h text:style-name="P2" text:outline-level="2">Week 2 - Basic and Specialized Visualization Tools</text:h>
      <text:list xml:id="list2983309987" text:style-name="L2">
        <text:list-item>
          <text:p text:style-name="P5">Area Plots</text:p>
        </text:list-item>
        <text:list-item>
          <text:p text:style-name="P5">Histograms</text:p>
        </text:list-item>
        <text:list-item>
          <text:p text:style-name="P5">Bar Charts</text:p>
        </text:list-item>
        <text:list-item>
          <text:p text:style-name="P5">Pie Charts</text:p>
        </text:list-item>
        <text:list-item>
          <text:p text:style-name="P5">Box Plots</text:p>
        </text:list-item>
        <text:list-item>
          <text:p text:style-name="P5">Scatter Plots</text:p>
        </text:list-item>
        <text:list-item>
          <text:p text:style-name="P5">Bubble Plots</text:p>
        </text:list-item>
        <text:list-item>
          <text:p text:style-name="P5">Lab: Basic Visualization Tools</text:p>
        </text:list-item>
        <text:list-item>
          <text:p text:style-name="P5">Lab: Specialized Visualization Tools</text:p>
        </text:list-item>
        <text:list-item>
          <text:p text:style-name="P5">Quiz: Basic Visualization Tools</text:p>
        </text:list-item>
        <text:list-item>
          <text:p text:style-name="P5">Quiz: Specialized Visualization Tools</text:p>
        </text:list-item>
      </text:list>
      <text:h text:style-name="P2" text:outline-level="2">Week 3 - Advanced Visualizations and Geospatial Data</text:h>
      <text:list xml:id="list468095690" text:style-name="L3">
        <text:list-item>
          <text:p text:style-name="P6">Waffle Charts</text:p>
        </text:list-item>
        <text:list-item>
          <text:p text:style-name="P6">Word Clouds</text:p>
        </text:list-item>
        <text:list-item>
          <text:p text:style-name="P6">Seaborn and Regression Plots</text:p>
        </text:list-item>
        <text:list-item>
          <text:p text:style-name="P6">Introduction to Folium and Map Styles</text:p>
        </text:list-item>
        <text:list-item>
          <text:p text:style-name="P6">Maps with Markers</text:p>
        </text:list-item>
        <text:list-item>
          <text:p text:style-name="P6">Choropleth Maps</text:p>
        </text:list-item>
        <text:list-item>
          <text:p text:style-name="P6">Lab: Advanced Visualization Tools</text:p>
        </text:list-item>
        <text:list-item>
          <text:p text:style-name="P6">Lab: Creating Maps and Visualizing Geospatial Data</text:p>
        </text:list-item>
        <text:list-item>
          <text:p text:style-name="P6">Quiz: Advanced Visualization Tools</text:p>
        </text:list-item>
        <text:list-item>
          <text:p text:style-name="P6">Quiz: Visualizing Geospatial Data</text:p>
        </text:list-item>
        <text:list-item>
          <text:p text:style-name="P6">Peer-review Assignment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6T08:43:14.112983566</meta:creation-date>
    <meta:print-date>2022-08-26T08:45:04.150239389</meta:print-date>
    <dc:date>2022-08-26T08:47:15.677387197</dc:date>
    <meta:editing-duration>PT4M2S</meta:editing-duration>
    <meta:editing-cycles>1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33" meta:word-count="154" meta:character-count="913" meta:non-whitespace-character-count="821"/>
  </office:meta>
</office:document-meta>
</file>